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fa3e4" officeooo:paragraph-rsid="000fa3e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fa3e4" officeooo:paragraph-rsid="000fa3e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fa3e4" officeooo:paragraph-rsid="000fa3e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pd8.com</text:p>
      <text:p text:style-name="P2"/>
      <text:p text:style-name="P3">A website for users to sign up and keep track of updated features/games/comics etc.</text:p>
      <text:p text:style-name="P1"/>
      <text:p text:style-name="P1">Home page features:</text:p>
      <text:p text:style-name="P1">- Home</text:p>
      <text:p text:style-name="P1">- About</text:p>
      <text:p text:style-name="P1">- Contact us</text:p>
      <text:p text:style-name="P1">- Search user</text:p>
      <text:p text:style-name="P1">- Dev blog</text:p>
      <text:p text:style-name="P1">- Categories</text:p>
      <text:p text:style-name="P1">- Signup</text:p>
      <text:p text:style-name="P1"/>
      <text:p text:style-name="P1"/>
      <text:p text:style-name="P1">- security?</text:p>
      <text:p text:style-name="P1">- favourites</text:p>
      <text:p text:style-name="P1">- retweet?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Williams</meta:initial-creator>
    <meta:creation-date>2016-02-18T11:56:58.999274266</meta:creation-date>
    <dc:date>2016-02-18T12:51:55.968622087</dc:date>
    <dc:creator>Jack Williams</dc:creator>
    <meta:editing-duration>PT9M35S</meta:editing-duration>
    <meta:editing-cycles>1</meta:editing-cycles>
    <meta:document-statistic meta:table-count="0" meta:image-count="0" meta:object-count="0" meta:page-count="1" meta:paragraph-count="13" meta:word-count="41" meta:character-count="211" meta:non-whitespace-character-count="183"/>
    <meta:generator>LibreOffice/4.3.7.2$Linux_X86_64 LibreOffice_project/430$Build-2</meta:generator>
  </office:meta>
</office:document-meta>
</file>